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3.4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3.6736in"/>
    </style:style>
    <style:style style:name="Table4.C" style:family="table-column">
      <style:table-column-properties style:column-width="0.6319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34f2b9" officeooo:paragraph-rsid="006681a6" style:font-size-asian="10pt" style:font-size-complex="10pt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20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6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6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6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5b7cfa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0pt" officeooo:rsid="005cbd64" officeooo:paragraph-rsid="005cbd64" style:font-size-asian="10pt" style:font-size-complex="10pt"/>
    </style:style>
    <style:style style:name="P7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8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8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641e6a" officeooo:paragraph-rsid="00641e6a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0pt" officeooo:rsid="003f26b0" officeooo:paragraph-rsid="006681a6" style:font-size-asian="10pt" style:font-size-complex="10pt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c888" officeooo:paragraph-rsid="00625a96" style:font-size-asian="10pt" style:font-weight-asian="bold" style:font-size-complex="10pt" style:font-weight-complex="bold"/>
    </style:style>
    <style:style style:name="P91" style:family="paragraph" style:parent-style-name="Preformatted_20_Text">
      <style:paragraph-properties fo:margin-top="0in" fo:margin-bottom="0.1965in" style:contextual-spacing="false" fo:padding="0in" fo:border="none"/>
    </style:style>
    <style:style style:name="P92" style:family="paragraph" style:parent-style-name="Preformatted_20_Text">
      <style:paragraph-properties fo:padding="0in" fo:border="none"/>
    </style:style>
    <style:style style:name="P93" style:family="paragraph" style:parent-style-name="Standard">
      <style:text-properties fo:font-size="10pt" style:font-size-asian="10pt" style:font-size-complex="10pt"/>
    </style:style>
    <style:style style:name="P94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669479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64a3" officeooo:paragraph-rsid="00625a96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font-size="10pt" officeooo:paragraph-rsid="001cf77a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fo:font-size="10pt" officeooo:paragraph-rsid="00412eee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2218" style:font-size-asian="10pt" style:font-size-complex="10pt"/>
    </style:style>
    <style:style style:name="T4" style:family="text">
      <style:text-properties fo:font-size="10pt" officeooo:rsid="0015053d" style:font-size-asian="10pt" style:font-size-complex="10pt"/>
    </style:style>
    <style:style style:name="T5" style:family="text">
      <style:text-properties fo:font-size="10pt" officeooo:rsid="001fc888" style:font-size-asian="10pt" style:font-size-complex="10pt"/>
    </style:style>
    <style:style style:name="T6" style:family="text">
      <style:text-properties fo:font-size="10pt" officeooo:rsid="001cf77a" style:font-size-asian="10pt" style:font-size-complex="10pt"/>
    </style:style>
    <style:style style:name="T7" style:family="text">
      <style:text-properties officeooo:rsid="00187824"/>
    </style:style>
    <style:style style:name="T8" style:family="text">
      <style:text-properties officeooo:rsid="001a20ac"/>
    </style:style>
    <style:style style:name="T9" style:family="text">
      <style:text-properties officeooo:rsid="001a34c0"/>
    </style:style>
    <style:style style:name="T10" style:family="text">
      <style:text-properties officeooo:rsid="001c2218"/>
    </style:style>
    <style:style style:name="T11" style:family="text">
      <style:text-properties officeooo:rsid="001d2774"/>
    </style:style>
    <style:style style:name="T12" style:family="text">
      <style:text-properties officeooo:rsid="001fc888"/>
    </style:style>
    <style:style style:name="T13" style:family="text">
      <style:text-properties officeooo:rsid="00220c88"/>
    </style:style>
    <style:style style:name="T14" style:family="text">
      <style:text-properties officeooo:rsid="00274e60"/>
    </style:style>
    <style:style style:name="T15" style:family="text">
      <style:text-properties officeooo:rsid="002c3ffd"/>
    </style:style>
    <style:style style:name="T16" style:family="text">
      <style:text-properties officeooo:rsid="003138c6"/>
    </style:style>
    <style:style style:name="T17" style:family="text">
      <style:text-properties officeooo:rsid="003964dc"/>
    </style:style>
    <style:style style:name="T18" style:family="text">
      <style:text-properties officeooo:rsid="00377a60"/>
    </style:style>
    <style:style style:name="T19" style:family="text">
      <style:text-properties officeooo:rsid="00351c09"/>
    </style:style>
    <style:style style:name="T20" style:family="text">
      <style:text-properties officeooo:rsid="00364d35"/>
    </style:style>
    <style:style style:name="T21" style:family="text">
      <style:text-properties officeooo:rsid="003b23aa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3c14b2"/>
    </style:style>
    <style:style style:name="T24" style:family="text">
      <style:text-properties style:font-name="Liberation Serif" fo:font-size="10pt" style:font-size-asian="10pt" style:font-size-complex="10pt"/>
    </style:style>
    <style:style style:name="T25" style:family="text">
      <style:text-properties style:font-name="Liberation Serif" fo:font-size="10pt" officeooo:rsid="001c2218" style:font-size-asian="10pt" style:font-size-complex="10pt"/>
    </style:style>
    <style:style style:name="T26" style:family="text">
      <style:text-properties style:font-name="Liberation Serif" fo:font-size="10pt" officeooo:rsid="0053708f" style:font-size-asian="10pt" style:font-size-complex="10pt"/>
    </style:style>
    <style:style style:name="T27" style:family="text">
      <style:text-properties style:font-name="Liberation Serif" fo:font-size="10pt" officeooo:rsid="001cf77a" style:font-size-asian="10pt" style:font-size-complex="10pt"/>
    </style:style>
    <style:style style:name="T28" style:family="text">
      <style:text-properties style:font-name="Liberation Serif" fo:font-size="10pt" officeooo:rsid="0056f2f7" style:font-size-asian="10pt" style:font-size-complex="10pt"/>
    </style:style>
    <style:style style:name="T29" style:family="text">
      <style:text-properties style:font-name="Liberation Serif" fo:font-size="10pt" officeooo:rsid="0059de77" style:font-size-asian="10pt" style:font-size-complex="10pt"/>
    </style:style>
    <style:style style:name="T30" style:family="text">
      <style:text-properties style:font-name="Liberation Serif" fo:font-size="10pt" style:font-size-asian="10pt" style:font-size-complex="10pt" loext:padding="0in" loext:border="none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fo:font-size="12pt" style:font-size-asian="12pt" style:font-size-complex="12pt" loext:padding="0in" loext:border="none"/>
    </style:style>
    <style:style style:name="T33" style:family="text">
      <style:text-properties style:font-name="Liberation Serif" officeooo:rsid="00377a60"/>
    </style:style>
    <style:style style:name="T34" style:family="text">
      <style:text-properties style:font-name="Liberation Serif" officeooo:rsid="001e6618"/>
    </style:style>
    <style:style style:name="T35" style:family="text">
      <style:text-properties style:font-name="Liberation Serif" officeooo:rsid="003f26b0"/>
    </style:style>
    <style:style style:name="T36" style:family="text">
      <style:text-properties style:font-name="Liberation Serif" officeooo:rsid="003e0d36"/>
    </style:style>
    <style:style style:name="T37" style:family="text">
      <style:text-properties style:font-name="Liberation Serif" officeooo:rsid="00641e6a"/>
    </style:style>
    <style:style style:name="T38" style:family="text">
      <style:text-properties style:font-name="Liberation Serif" officeooo:rsid="001cf77a"/>
    </style:style>
    <style:style style:name="T39" style:family="text">
      <style:text-properties style:font-name="Liberation Serif" officeooo:rsid="0056f2f7"/>
    </style:style>
    <style:style style:name="T40" style:family="text">
      <style:text-properties style:font-name="Liberation Serif" loext:padding="0in" loext:border="none"/>
    </style:style>
    <style:style style:name="T41" style:family="text">
      <style:text-properties style:font-name="Liberation Serif" fo:font-size="2pt" style:font-size-asian="2pt" style:font-size-complex="2pt"/>
    </style:style>
    <style:style style:name="T42" style:family="text">
      <style:text-properties style:font-name="Liberation Serif" fo:font-size="2pt" style:font-size-asian="2pt" style:font-size-complex="2pt" loext:padding="0in" loext:border="none"/>
    </style:style>
    <style:style style:name="T43" style:family="text">
      <style:text-properties style:font-name="Liberation Serif" officeooo:rsid="001c2218"/>
    </style:style>
    <style:style style:name="T44" style:family="text">
      <style:text-properties style:font-name="Liberation Serif" officeooo:rsid="0053708f"/>
    </style:style>
    <style:style style:name="T45" style:family="text">
      <style:text-properties style:font-name="Liberation Serif" officeooo:rsid="0059de77"/>
    </style:style>
    <style:style style:name="T46" style:family="text">
      <style:text-properties officeooo:rsid="0052196b"/>
    </style:style>
    <style:style style:name="T47" style:family="text">
      <style:text-properties officeooo:rsid="005339a7"/>
    </style:style>
    <style:style style:name="T48" style:family="text">
      <style:text-properties officeooo:rsid="0053708f"/>
    </style:style>
    <style:style style:name="T49" style:family="text">
      <style:text-properties officeooo:rsid="0054d4c9"/>
    </style:style>
    <style:style style:name="T50" style:family="text">
      <style:text-properties officeooo:rsid="005602cd"/>
    </style:style>
    <style:style style:name="T51" style:family="text">
      <style:text-properties officeooo:rsid="0056f2f7"/>
    </style:style>
    <style:style style:name="T52" style:family="text">
      <style:text-properties officeooo:rsid="005b7cfa"/>
    </style:style>
    <style:style style:name="T53" style:family="text">
      <style:text-properties officeooo:rsid="005cbd64"/>
    </style:style>
    <style:style style:name="T54" style:family="text">
      <style:text-properties officeooo:rsid="005e25de"/>
    </style:style>
    <style:style style:name="T55" style:family="text">
      <style:text-properties officeooo:rsid="0061c25a"/>
    </style:style>
    <style:style style:name="T56" style:family="text">
      <style:text-properties officeooo:rsid="0061f087"/>
    </style:style>
    <style:style style:name="T57" style:family="text">
      <style:text-properties officeooo:rsid="0064b726"/>
    </style:style>
    <style:style style:name="T58" style:family="text">
      <style:text-properties officeooo:rsid="006542c5"/>
    </style:style>
    <style:style style:name="T59" style:family="text">
      <style:text-properties officeooo:rsid="003f26b0"/>
    </style:style>
    <style:style style:name="T60" style:family="text">
      <style:text-properties officeooo:rsid="003aefa5"/>
    </style:style>
    <style:style style:name="T61" style:family="text">
      <style:text-properties officeooo:rsid="003b36be"/>
    </style:style>
    <style:style style:name="T62" style:family="text">
      <style:text-properties officeooo:rsid="00211881"/>
    </style:style>
    <style:style style:name="T63" style:family="text">
      <style:text-properties officeooo:rsid="006743a3"/>
    </style:style>
    <style:style style:name="T64" style:family="text">
      <style:text-properties fo:font-size="2pt" style:font-size-asian="2pt" style:font-size-complex="2pt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officeooo:rsid="0015053d"/>
    </style:style>
    <style:style style:name="T67" style:family="text">
      <style:text-properties officeooo:rsid="001cf77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agic the Gathering</text:p>
      <text:p text:style-name="P21">sorting machine materials</text:p>
      <text:p text:style-name="P21"><text:span text:style-name="T1"/></text:p>
      <text:p text:style-name="P23"><text:span text:style-name="T52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9">Item<text:span text:style-name="T12">s</text:span></text:p>
          </table:table-cell>
          <table:table-cell table:style-name="Table5.A1" office:value-type="string">
            <text:p text:style-name="P89">URL</text:p>
          </table:table-cell>
          <table:table-cell table:style-name="Table5.A1" office:value-type="string">
            <text:p text:style-name="P89">Quantity</text:p>
          </table:table-cell>
          <table:table-cell table:style-name="Table5.D1" office:value-type="string">
            <text:p text:style-name="P89"><text:span text:style-name="T53">Total</text:span> price</text:p>
          </table:table-cell>
        </table:table-row>
        <table:table-row>
          <table:table-cell table:style-name="Table5.A2" office:value-type="string">
            <text:p text:style-name="P28"><text:span text:style-name="T13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22">https://www.amazon.com/IXGNIJ-Aluminum-Extrusion-25mmx25mm-European/dp/B0CR5P392H/</text:span></text:a><text:span text:style-name="T22"> </text:span><text:span text:style-name="T23">Cut to lengths</text:span></text:p>
            <text:p text:style-name="P80">(Trying to find a cheaper source, the 2020 frame is overall cheaper by about $90 on the complete build)</text:p>
          </table:table-cell>
          <table:table-cell table:style-name="Table5.A2" office:value-type="string">
            <text:p text:style-name="P28">6</text:p>
          </table:table-cell>
          <table:table-cell table:style-name="Table5.D2" table:number-rows-spanned="2" office:value-type="string">
            <text:p text:style-name="P74">2 lots at $80 each</text:p>
          </table:table-cell>
        </table:table-row>
        <table:table-row>
          <table:table-cell table:style-name="Table5.A2" office:value-type="string">
            <text:p text:style-name="P28"><text:span text:style-name="T13">25x25x</text:span>500mm Aluminum t-slot bar</text:p>
          </table:table-cell>
          <table:covered-table-cell table:style-name="Table5.A2"/>
          <table:table-cell table:style-name="Table5.A2" office:value-type="string">
            <text:p text:style-name="P28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75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22">https://www.amazon.com/Connector-Aluminum-Extrusion-Bracket-Extruded/dp/B0B8H43B8X/</text:span></text:a></text:p>
          </table:table-cell>
          <table:table-cell table:style-name="Table5.A2" office:value-type="string">
            <text:p text:style-name="P76">1</text:p>
          </table:table-cell>
          <table:table-cell table:style-name="Table5.D2" office:value-type="string">
            <text:p text:style-name="P76">$21.66</text:p>
          </table:table-cell>
        </table:table-row>
      </table:table>
      <text:p text:style-name="P73"/>
      <text:p text:style-name="P23"><text:span text:style-name="T52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9">Item<text:span text:style-name="T12">s</text:span></text:p>
          </table:table-cell>
          <table:table-cell table:style-name="Table2.A1" office:value-type="string">
            <text:p text:style-name="P89">URL</text:p>
          </table:table-cell>
          <table:table-cell table:style-name="Table2.A1" office:value-type="string">
            <text:p text:style-name="P89">Quantity</text:p>
          </table:table-cell>
          <table:table-cell table:style-name="Table2.D1" office:value-type="string">
            <text:p text:style-name="P89"><text:span text:style-name="T53">Total</text:span> price</text:p>
          </table:table-cell>
        </table:table-row>
        <table:table-row>
          <table:table-cell table:style-name="Table2.A2" office:value-type="string">
            <text:p text:style-name="P28"><text:span text:style-name="T13">2</text:span><text:span text:style-name="T53">0</text:span><text:span text:style-name="T13">x2</text:span><text:span text:style-name="T53">0</text:span><text:span text:style-name="T13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23">https://s.click.aliexpress.com/e/_ooVn7JZ</text:span></text:a></text:p>
            <text:p text:style-name="P38"/>
          </table:table-cell>
          <table:table-cell table:style-name="Table2.A2" office:value-type="string">
            <text:p text:style-name="P28">6</text:p>
          </table:table-cell>
          <table:table-cell table:style-name="Table2.D2" table:number-rows-spanned="2" office:value-type="string">
            <text:p text:style-name="P77">$79.18</text:p>
          </table:table-cell>
        </table:table-row>
        <table:table-row>
          <table:table-cell table:style-name="Table2.A2" office:value-type="string">
            <text:p text:style-name="P28"><text:span text:style-name="T13">2</text:span><text:span text:style-name="T53">0</text:span><text:span text:style-name="T13">x2</text:span><text:span text:style-name="T53">0</text:span><text:span text:style-name="T13">x</text:span>50<text:span text:style-name="T53">0</text:span>mm Aluminum t-slot bar</text:p>
          </table:table-cell>
          <table:covered-table-cell table:style-name="Table2.A2"/>
          <table:table-cell table:style-name="Table2.A2" office:value-type="string">
            <text:p text:style-name="P28">8</text:p>
          </table:table-cell>
          <table:covered-table-cell table:style-name="Table2.D2"/>
        </table:table-row>
        <table:table-row>
          <table:table-cell table:style-name="Table2.A2" office:value-type="string">
            <text:p text:style-name="P75">2<text:span text:style-name="T53">0</text:span>x2<text:span text:style-name="T53">0</text:span> t-slot corner brackets</text:p>
          </table:table-cell>
          <table:table-cell table:style-name="Table2.A2" office:value-type="string">
            <text:p text:style-name="P2"><text:a xlink:type="simple" xlink:href="https://s.click.aliexpress.com/e/_onbBb19" text:style-name="Internet_20_link" text:visited-style-name="Visited_20_Internet_20_Link"><text:span text:style-name="T22">https://s.click.aliexpress.com/e/_onbBb19</text:span></text:a><text:span text:style-name="T22"> </text:span></text:p>
          </table:table-cell>
          <table:table-cell table:style-name="Table2.A2" office:value-type="string">
            <text:p text:style-name="P76">1</text:p>
          </table:table-cell>
          <table:table-cell table:style-name="Table2.D2" office:value-type="string">
            <text:p text:style-name="P76">$<text:span text:style-name="T54">7.45</text:span></text:p>
          </table:table-cell>
        </table:table-row>
      </table:table>
      <text:p text:style-name="P73"/>
      <text:p text:style-name="P22"><text:span text:style-name="T9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8">Item<text:span text:style-name="T12">s</text:span></text:p>
          </table:table-cell>
          <table:table-cell table:style-name="Table1.A1" office:value-type="string">
            <text:p text:style-name="P88">URL</text:p>
          </table:table-cell>
          <table:table-cell table:style-name="Table1.A1" office:value-type="string">
            <text:p text:style-name="P88">Quantity</text:p>
          </table:table-cell>
          <table:table-cell table:style-name="Table1.D1" office:value-type="string">
            <text:p text:style-name="P88">Current price</text:p>
          </table:table-cell>
        </table:table-row>
        <table:table-row>
          <table:table-cell table:style-name="Table1.A2" office:value-type="string">
            <text:p text:style-name="P82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A2" office:value-type="string">
            <text:p text:style-name="P82">1</text:p>
          </table:table-cell>
          <table:table-cell table:style-name="Table1.D2" office:value-type="string">
            <text:p text:style-name="P82">$2.27</text:p>
          </table:table-cell>
        </table:table-row>
        <table:table-row>
          <table:table-cell table:style-name="Table1.A2" office:value-type="string">
            <text:p text:style-name="P28">550mm x 8mm milled steel rods <text:span text:style-name="T14">(lot of 2)</text:span></text:p>
          </table:table-cell>
          <table:table-cell table:style-name="Table1.A2" table:number-rows-spanned="3" office:value-type="string">
            <text:p text:style-name="P2"><text:a xlink:type="simple" xlink:href="https://www.walmart.com/ip/2012001990" text:style-name="Internet_20_link" text:visited-style-name="Visited_20_Internet_20_Link"><text:span text:style-name="T22">https://www.walmart.com/ip/2012001990</text:span></text:a></text:p>
            <text:p text:style-name="P72">I looked all over this place, this is absolutely the best deal</text:p>
            <text:p text:style-name="P106"><text:span text:style-name="T66">Do not buy cold rolled steel </text:span><text:span text:style-name="T12">rods </text:span><text:span text:style-name="T66">to save money, they will not work, </text:span><text:span text:style-name="T12">damage your bearings and lock up the machine.</text:span></text:p>
            <text:p text:style-name="P90">Cold rolled rods are not perfectly round or smooth</text:p>
          </table:table-cell>
          <table:table-cell table:style-name="Table1.A2" office:value-type="string">
            <text:p text:style-name="P41">3</text:p>
          </table:table-cell>
          <table:table-cell table:style-name="Table1.D2" office:value-type="string">
            <text:p text:style-name="P41">$17.70</text:p>
          </table:table-cell>
        </table:table-row>
        <table:table-row>
          <table:table-cell table:style-name="Table1.A2" office:value-type="string">
            <text:p text:style-name="P28">500mm x 8mm milled steel rods <text:span text:style-name="T14">(lot of 2)</text:span></text:p>
          </table:table-cell>
          <table:covered-table-cell table:style-name="Table1.A2"/>
          <table:table-cell table:style-name="Table1.A2" office:value-type="string">
            <text:p text:style-name="P41">1</text:p>
          </table:table-cell>
          <table:table-cell table:style-name="Table1.D2" office:value-type="string">
            <text:p text:style-name="P41">$5.90</text:p>
          </table:table-cell>
        </table:table-row>
        <table:table-row>
          <table:table-cell table:style-name="Table1.A2" office:value-type="string">
            <text:p text:style-name="P28">300mm x 8mm milled steel rods <text:span text:style-name="T14">(lot of 2)</text:span></text:p>
          </table:table-cell>
          <table:covered-table-cell table:style-name="Table1.A2"/>
          <table:table-cell table:style-name="Table1.A2" office:value-type="string">
            <text:p text:style-name="P41">1</text:p>
          </table:table-cell>
          <table:table-cell table:style-name="Table1.D2" office:value-type="string">
            <text:p text:style-name="P41">$4.90</text:p>
          </table:table-cell>
        </table:table-row>
        <table:table-row>
          <table:table-cell table:style-name="Table1.A2" office:value-type="string">
            <text:p text:style-name="P44">12v 20A Power supply</text:p>
          </table:table-cell>
          <table:table-cell table:style-name="Table1.A2" office:value-type="string">
            <text:p text:style-name="P18"><text:a xlink:type="simple" xlink:href="https://s.click.aliexpress.com/e/_on92Pan" text:style-name="Internet_20_link" text:visited-style-name="Visited_20_Internet_20_Link"><text:span text:style-name="T24">https://s.click.aliexpress.com/e/_on92Pan</text:span></text:a></text:p>
          </table:table-cell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64">$15.39</text:p>
          </table:table-cell>
        </table:table-row>
        <table:table-row>
          <table:table-cell table:style-name="Table1.A2" office:value-type="string">
            <text:p text:style-name="P44">12v Halo lights:</text:p>
            <text:p text:style-name="P45">100mm and 110mm</text:p>
            <text:p text:style-name="P45">(white, comes in packs of 2 so you will have extras)</text:p>
          </table:table-cell>
          <table:table-cell table:style-name="Table1.A2" office:value-type="string">
            <text:p text:style-name="P19"><text:a xlink:type="simple" xlink:href="https://s.click.aliexpress.com/e/_oof7pcb" text:style-name="Internet_20_link" text:visited-style-name="Visited_20_Internet_20_Link"><text:span text:style-name="T24">https://s.click.aliexpress.com/e/_oof7pcb</text:span></text:a></text:p>
            <text:p text:style-name="P108"><text:span text:style-name="T22"/></text:p>
          </table:table-cell>
          <table:table-cell table:style-name="Table1.A2" office:value-type="string">
            <text:p text:style-name="P44">1 each</text:p>
          </table:table-cell>
          <table:table-cell table:style-name="Table1.D2" office:value-type="string">
            <text:p text:style-name="P44">$10.54 total</text:p>
          </table:table-cell>
        </table:table-row>
        <table:table-row>
          <table:table-cell table:style-name="Table1.A2" office:value-type="string">
            <text:p text:style-name="P44">5v 8 channel relay</text:p>
          </table:table-cell>
          <table:table-cell table:style-name="Table1.A2" office:value-type="string">
            <text:p text:style-name="P17"><text:a xlink:type="simple" xlink:href="https://s.click.aliexpress.com/e/_oB09EoX" text:style-name="Internet_20_link" text:visited-style-name="Visited_20_Internet_20_Link"><text:span text:style-name="T24">https://s.click.aliexpress.com/e/_oB09EoX</text:span></text:a></text:p>
          </table:table-cell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64">$4.42</text:p>
          </table:table-cell>
        </table:table-row>
        <table:table-row>
          <table:table-cell table:style-name="Table1.A2" office:value-type="string">
            <text:p text:style-name="P44">Ardiuno Mega 2560 kit <text:span text:style-name="T58">(Package B)</text:span></text:p>
          </table:table-cell>
          <table:table-cell table:style-name="Table1.A2" office:value-type="string">
            <text:p text:style-name="P17"><text:a xlink:type="simple" xlink:href="https://s.click.aliexpress.com/e/_oCAmKlH" text:style-name="Internet_20_link" text:visited-style-name="Visited_20_Internet_20_Link"><text:span text:style-name="T24">https://s.click.aliexpress.com/e/_oCAmKlH</text:span></text:a><text:span text:style-name="T24"> </text:span></text:p>
          </table:table-cell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44">$18.75</text:p>
          </table:table-cell>
        </table:table-row>
        <table:table-row>
          <table:table-cell table:style-name="Table1.A2" office:value-type="string">
            <text:p text:style-name="P30">LCD1602 Blue I2C <text:span text:style-name="T7">or</text:span></text:p>
            <text:p text:style-name="P30">LCD1602 Green I2C </text:p>
          </table:table-cell>
          <table:table-cell table:style-name="Table1.A2" office:value-type="string">
            <text:p text:style-name="P17"><text:a xlink:type="simple" xlink:href="https://s.click.aliexpress.com/e/_ol1EtsT" text:style-name="Internet_20_link" text:visited-style-name="Visited_20_Internet_20_Link"><text:span text:style-name="T24">https://s.click.aliexpress.com/e/_ol1EtsT</text:span></text:a></text:p>
          </table:table-cell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44">$1.<text:span text:style-name="T7">91</text:span></text:p>
          </table:table-cell>
        </table:table-row>
        <table:table-row>
          <table:table-cell table:style-name="Table1.A2" office:value-type="string">
            <text:p text:style-name="P46">Belt kit</text:p>
          </table:table-cell>
          <table:table-cell table:style-name="Table1.A2" office:value-type="string">
            <text:p text:style-name="P17"><text:a xlink:type="simple" xlink:href="https://s.click.aliexpress.com/e/_oB1J8FV" text:style-name="Internet_20_link" text:visited-style-name="Visited_20_Internet_20_Link"><text:span text:style-name="T24">https://s.click.aliexpress.com/e/_oB1J8FV</text:span></text:a></text:p>
          </table:table-cell>
          <table:table-cell table:style-name="Table1.A2" office:value-type="string">
            <text:p text:style-name="P46">2</text:p>
          </table:table-cell>
          <table:table-cell table:style-name="Table1.D2" office:value-type="string">
            <text:p text:style-name="P46">$2.98</text:p>
          </table:table-cell>
        </table:table-row>
        <table:table-row>
          <table:table-cell table:style-name="Table1.A2" office:value-type="string">
            <text:p text:style-name="P46">Time of Flight sensor</text:p>
            <text:p text:style-name="P31"><text:span text:style-name="T7">(</text:span>TOF050C<text:span text:style-name="T7">)</text:span></text:p>
          </table:table-cell>
          <table:table-cell table:style-name="Table1.A2" office:value-type="string">
            <text:p text:style-name="P18"><text:a xlink:type="simple" xlink:href="https://s.click.aliexpress.com/e/_ontJu63" text:style-name="Internet_20_link" text:visited-style-name="Visited_20_Internet_20_Link"><text:span text:style-name="T24">https://s.click.aliexpress.com/e/_ontJu63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2.05</text:p>
          </table:table-cell>
        </table:table-row>
        <table:table-row>
          <table:table-cell table:style-name="Table1.A2" office:value-type="string">
            <text:p text:style-name="P46">Power switch</text:p>
          </table:table-cell>
          <table:table-cell table:style-name="Table1.A2" office:value-type="string">
            <text:p text:style-name="P17"><text:a xlink:type="simple" xlink:href="https://s.click.aliexpress.com/e/_olikwcJ" text:style-name="Internet_20_link" text:visited-style-name="Visited_20_Internet_20_Link"><text:span text:style-name="T24">https://s.click.aliexpress.com/e/_olikwcJ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1.62</text:p>
          </table:table-cell>
        </table:table-row>
        <table:table-row>
          <table:table-cell table:style-name="Table1.A2" office:value-type="string">
            <text:p text:style-name="P46">8MP USB camera</text:p>
            <text:p text:style-name="P46">(2 meter cable)</text:p>
          </table:table-cell>
          <table:table-cell table:style-name="Table1.A2" office:value-type="string">
            <text:p text:style-name="P17"><text:a xlink:type="simple" xlink:href="https://s.click.aliexpress.com/e/_olqvzqJ" text:style-name="Internet_20_link" text:visited-style-name="Visited_20_Internet_20_Link"><text:span text:style-name="T24">https://s.click.aliexpress.com/e/_olqvzqJ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27.84</text:p>
          </table:table-cell>
        </table:table-row>
        <table:table-row>
          <table:table-cell table:style-name="Table1.A2" office:value-type="string">
            <text:p text:style-name="P31"><text:span text:style-name="T7">8mm screw rod - </text:span>Pitch 2mm Lead 8mm, <text:span text:style-name="T10">200</text:span>mm</text:p>
          </table:table-cell>
          <table:table-cell table:style-name="Table1.A2" office:value-type="string">
            <text:p text:style-name="P40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47">1</text:p>
          </table:table-cell>
          <table:table-cell table:style-name="Table1.D2" office:value-type="string">
            <text:p text:style-name="P64">$3.52 +</text:p>
            <text:p text:style-name="P64">$0.05 shipping</text:p>
          </table:table-cell>
        </table:table-row>
        <table:table-row>
          <table:table-cell table:style-name="Table1.A2" office:value-type="string">
            <text:p text:style-name="P46">Endstops</text:p>
            <text:p text:style-name="P46">(you might break a couple during assembly, best to have extras)</text:p>
          </table:table-cell>
          <table:table-cell table:style-name="Table1.A2" office:value-type="string">
            <text:p text:style-name="P17"><text:a xlink:type="simple" xlink:href="https://s.click.aliexpress.com/e/_oFN4gl1" text:style-name="Internet_20_link" text:visited-style-name="Visited_20_Internet_20_Link"><text:span text:style-name="T24">https://s.click.aliexpress.com/e/_oFN4gl1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6">$1.67 +</text:p>
            <text:p text:style-name="P46">$4.31 shipping</text:p>
          </table:table-cell>
        </table:table-row>
        <table:table-row>
          <table:table-cell table:style-name="Table1.A2" office:value-type="string">
            <text:p text:style-name="P46">Breadboard kit</text:p>
            <text:p text:style-name="P32"><text:span text:style-name="T8">(</text:span>1set MB102 black<text:span text:style-name="T8">)</text:span></text:p>
          </table:table-cell>
          <table:table-cell table:style-name="Table1.A2" office:value-type="string">
            <text:p text:style-name="P17"><text:a xlink:type="simple" xlink:href="https://s.click.aliexpress.com/e/_oEe2nAJ" text:style-name="Internet_20_link" text:visited-style-name="Visited_20_Internet_20_Link"><text:span text:style-name="T24">https://s.click.aliexpress.com/e/_oEe2nAJ</text:span></text:a></text:p>
          </table:table-cell>
          <table:table-cell table:style-name="Table1.A2" office:value-type="string">
            <text:p text:style-name="P46">1</text:p>
          </table:table-cell>
          <table:table-cell table:style-name="Table1.D2" office:value-type="string">
            <text:p text:style-name="P49">$3.<text:span text:style-name="T46">68</text:span></text:p>
          </table:table-cell>
        </table:table-row>
        <table:table-row>
          <table:table-cell table:style-name="Table1.A2" office:value-type="string">
            <text:p text:style-name="P49">8mm bearings (LM8UU 1<text:span text:style-name="T9">0</text:span> pack)</text:p>
          </table:table-cell>
          <table:table-cell table:style-name="Table1.A2" office:value-type="string">
            <text:p text:style-name="P17"><text:a xlink:type="simple" xlink:href="https://s.click.aliexpress.com/e/_oFcWKQx" text:style-name="Internet_20_link" text:visited-style-name="Visited_20_Internet_20_Link"><text:span text:style-name="T24">https://s.click.aliexpress.com/e/_oFcWKQx</text:span></text:a></text:p>
          </table:table-cell>
          <table:table-cell table:style-name="Table1.A2" office:value-type="string">
            <text:p text:style-name="P50">3</text:p>
          </table:table-cell>
          <table:table-cell table:style-name="Table1.D2" office:value-type="string">
            <text:p text:style-name="P49">$<text:span text:style-name="T9">12.78</text:span></text:p>
          </table:table-cell>
        </table:table-row>
        <table:table-row>
          <table:table-cell table:style-name="Table1.A2" office:value-type="string">
            <text:p text:style-name="P52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22">https://s.click.aliexpress.com/e/_oDA0KJl</text:span></text:a></text:p>
          </table:table-cell>
          <table:table-cell table:style-name="Table1.A2" office:value-type="string">
            <text:p text:style-name="P65">3</text:p>
          </table:table-cell>
          <table:table-cell table:style-name="Table1.D2" office:value-type="string">
            <text:p text:style-name="P66">$2.49</text:p>
          </table:table-cell>
        </table:table-row>
        <table:table-row>
          <table:table-cell table:style-name="Table1.A2" office:value-type="string">
            <text:p text:style-name="P49">Suction cup kit</text:p>
            <text:p text:style-name="P49"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22">https://s.click.aliexpress.com/e/_olDcn0F</text:span></text:a></text:p>
            <text:p text:style-name="P1"><text:span text:style-name="T22"/></text:p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33">$25.76</text:p>
          </table:table-cell>
        </table:table-row>
        <table:table-row>
          <table:table-cell table:style-name="Table1.A2" office:value-type="string">
            <text:p text:style-name="P50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22">https://s.click.aliexpress.com/e/_oke1dk3</text:span></text:a></text:p>
          </table:table-cell>
          <table:table-cell table:style-name="Table1.A2" office:value-type="string">
            <text:p text:style-name="P50">1</text:p>
          </table:table-cell>
          <table:table-cell table:style-name="Table1.D2" office:value-type="string">
            <text:p text:style-name="P51">$3.17</text:p>
          </table:table-cell>
        </table:table-row>
        <table:table-row>
          <table:table-cell table:style-name="Table1.A2" office:value-type="string">
            <text:p text:style-name="P50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22">https://s.click.aliexpress.com/e/_omHQV8x</text:span></text:a></text:p>
          </table:table-cell>
          <table:table-cell table:style-name="Table1.A2" office:value-type="string">
            <text:p text:style-name="P50">1</text:p>
          </table:table-cell>
          <table:table-cell table:style-name="Table1.D2" office:value-type="string">
            <text:p text:style-name="P51">$1.63</text:p>
          </table:table-cell>
        </table:table-row>
        <table:table-row>
          <table:table-cell table:style-name="Table1.A2" office:value-type="string">
            <text:p text:style-name="P50">Belt clamps</text:p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22">https://s.click.aliexpress.com/e/_oEkdrWf</text:span></text:a></text:p>
          </table:table-cell>
          <table:table-cell table:style-name="Table1.A2" office:value-type="string">
            <text:p text:style-name="P50">3</text:p>
          </table:table-cell>
          <table:table-cell table:style-name="Table1.D2" office:value-type="string">
            <text:p text:style-name="P51">$2.76</text:p>
          </table:table-cell>
        </table:table-row>
        <table:table-row>
          <table:table-cell table:style-name="Table1.A2" office:value-type="string">
            <text:p text:style-name="P34"><text:span text:style-name="T9">Pulleys (</text:span>5PCS, 20T W6 B5<text:span text:style-name="T9">)</text:span></text:p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22">https://s.click.aliexpress.com/e/_omWmQr9</text:span></text:a></text:p>
          </table:table-cell>
          <table:table-cell table:style-name="Table1.A2" office:value-type="string">
            <text:p text:style-name="P50">1</text:p>
          </table:table-cell>
          <table:table-cell table:style-name="Table1.D2" office:value-type="string">
            <text:p text:style-name="P51">$2.<text:span text:style-name="T47">91</text:span></text:p>
          </table:table-cell>
        </table:table-row>
        <text:soft-page-break/>
        <table:table-row>
          <table:table-cell table:style-name="Table1.A2" office:value-type="string">
            <text:p text:style-name="P47">Motors</text:p>
            <text:p text:style-name="P20"><text:span text:style-name="T25">17HS19-2004S1 – </text:span><text:span text:style-name="T26">Th</text:span><text:span text:style-name="T29">e</text:span><text:span text:style-name="T26">se are particularly strong motors for their size but rather they be strong vs weak </text:span><text:span text:style-name="T25">(I used </text:span><text:span text:style-name="Emphasis"><text:span text:style-name="T24">42bhh48</text:span></text:span><text:span text:style-name="T24">-</text:span><text:span text:style-name="Emphasis"><text:span text:style-name="T24">151k</text:span></text:span><text:span text:style-name="T24">-</text:span><text:span text:style-name="Emphasis"><text:span text:style-name="T24">24b </text:span></text:span><text:span text:style-name="Emphasis"><text:span text:style-name="T25">but a same size similar torque will work fine)</text:span></text:span></text:p>
          </table:table-cell>
          <table:table-cell table:style-name="Table1.A2" office:value-type="string">
            <text:p text:style-name="P47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67">Need 5 (comes 3 per lot, will have 1 extra replacement motor</text:p>
          </table:table-cell>
          <table:table-cell table:style-name="Table1.D2" office:value-type="string">
            <text:p text:style-name="P48">$<text:span text:style-name="T48">51.98 + $0.56 shipping</text:span></text:p>
          </table:table-cell>
        </table:table-row>
        <table:table-row>
          <table:table-cell table:style-name="Table1.A2" office:value-type="string">
            <text:p text:style-name="P35">Hillman 1-3/8-in x <text:span text:style-name="T21">4</text:span>-ft Interior/Exterior Zinc-Plated Steel Perforated</text:p>
            <text:p text:style-name="P54">(Need atleast 4 feet)</text:p>
          </table:table-cell>
          <table:table-cell table:style-name="Table1.A2" office:value-type="string">
            <text:p text:style-name="P3"><text:a xlink:type="simple" xlink:href="https://www.lowes.com/pd/Hillman-4-ft-x-1-375-in-Steel-Perforated/3059255" text:style-name="Internet_20_link" text:visited-style-name="Visited_20_Internet_20_Link"><text:span text:style-name="T22">https://www.lowes.com/pd/Hillman-4-ft-x-1-375-in-Steel-Perforated/3059255</text:span></text:a></text:p>
            <text:p text:style-name="P55"/>
            <text:p text:style-name="P55"/>
          </table:table-cell>
          <table:table-cell table:style-name="Table1.A2" office:value-type="string">
            <text:p text:style-name="P56">1</text:p>
          </table:table-cell>
          <table:table-cell table:style-name="Table1.D2" office:value-type="string">
            <text:p text:style-name="P57">$12</text:p>
          </table:table-cell>
        </table:table-row>
        <table:table-row>
          <table:table-cell table:style-name="Table1.A2" office:value-type="string">
            <text:p text:style-name="P35"><text:span text:style-name="T10">Hillman</text:span><text:span text:style-name="T67"> 10¼ in Zinc Gate Extension Spring</text:span></text:p>
            <text:p text:style-name="P55">0.44 x 10¼ x 0.04 (11.10mm x 260.35mm x 1.05mm)</text:p>
          </table:table-cell>
          <table:table-cell table:style-name="Table1.A2" office:value-type="string">
            <text:p text:style-name="P55"><text:span text:style-name="T19">Lowes - </text:span>Buy in store, website is confusing. UPC 008236801149</text:p>
          </table:table-cell>
          <table:table-cell table:style-name="Table1.A2" office:value-type="string">
            <text:p text:style-name="P58">1</text:p>
          </table:table-cell>
          <table:table-cell table:style-name="Table1.D2" office:value-type="string">
            <text:p text:style-name="P59">$<text:span text:style-name="T16">5</text:span>.98</text:p>
          </table:table-cell>
        </table:table-row>
        <table:table-row>
          <table:table-cell table:style-name="Table1.A2" office:value-type="string">
            <text:p text:style-name="P68">M6 thread x M8 shoulder x 140mm shoulder bolts</text:p>
          </table:table-cell>
          <table:table-cell table:style-name="Table1.A2" office:value-type="string">
            <text:p text:style-name="P60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60">2</text:p>
          </table:table-cell>
          <table:table-cell table:style-name="Table1.D2" office:value-type="string">
            <text:p text:style-name="P69">$7.20 + $2.02 shipping</text:p>
          </table:table-cell>
        </table:table-row>
        <table:table-row>
          <table:table-cell table:style-name="Table1.A2" office:value-type="string">
            <text:p text:style-name="P26">M8x16x1 <text:span text:style-name="T49">20 washers</text:span></text:p>
          </table:table-cell>
          <table:table-cell table:style-name="Table1.A2" office:value-type="string">
            <text:p text:style-name="P60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A2" office:value-type="string">
            <text:p text:style-name="P68">1 lot (only need 2 of them)</text:p>
          </table:table-cell>
          <table:table-cell table:style-name="Table1.D2" office:value-type="string">
            <text:p text:style-name="P27">$1.<text:span text:style-name="T49">62 + $1.56 shipping</text:span></text:p>
          </table:table-cell>
        </table:table-row>
        <table:table-row>
          <table:table-cell table:style-name="Table1.A2" office:value-type="string">
            <text:p text:style-name="P58">Wires</text:p>
            <text:list text:style-name="L1">
              <text:list-item>
                <text:p text:style-name="P94">18g wire (yellow and black)<text:line-break/>Can steal from an old PC power supply</text:p>
                <text:p text:style-name="P94"/>
              </text:list-item>
              <text:list-item>
                <text:p text:style-name="P94">Bulk thi<text:span text:style-name="T15">n</text:span>n<text:span text:style-name="T11">er</text:span> wire (I mainly used recycled Ethernet and USB cables, lots of colors, <text:span text:style-name="T11">nothing hair thin</text:span>) <text:span text:style-name="T50">but 26 awg will work fine</text:span></text:p>
              </text:list-item>
            </text:list>
          </table:table-cell>
          <table:table-cell table:style-name="Table1.A2" office:value-type="string">
            <text:p text:style-name="P58">Recycle <text:span text:style-name="T49">if possible but if not<text:line-break/><text:line-break/></text:span><text:a xlink:type="simple" xlink:href="https://s.click.aliexpress.com/e/_ooCR0iT" text:style-name="Internet_20_link" text:visited-style-name="Visited_20_Internet_20_Link"><text:span text:style-name="T49">https://s.click.aliexpress.com/e/_ooCR0iT</text:span></text:a><text:span text:style-name="T49"> </text:span><text:span text:style-name="T50">for both</text:span></text:p>
            <text:p text:style-name="P58"/>
          </table:table-cell>
          <table:table-cell table:style-name="Table1.A2" office:value-type="string">
            <text:p text:style-name="P58">A lot</text:p>
          </table:table-cell>
          <table:table-cell table:style-name="Table1.D2" office:value-type="string">
            <text:p text:style-name="P71">$12.48 and $11.91</text:p>
          </table:table-cell>
        </table:table-row>
        <table:table-row>
          <table:table-cell table:style-name="Table1.A2" office:value-type="string">
            <text:p text:style-name="P42">Bolts, screws and nuts:</text:p>
            <text:p text:style-name="P16">3mm x 10mm – <text:span text:style-name="T59">13</text:span></text:p>
            <text:p text:style-name="P10">3mm x 15mm – <text:span text:style-name="T60">20</text:span></text:p>
            <text:p text:style-name="P85">3mm x 20mm – 3</text:p>
            <text:p text:style-name="P9"><text:span text:style-name="T36">4mm x 10mm – </text:span><text:span text:style-name="T35">3 </text:span></text:p>
            <text:p text:style-name="P10">5mm x 15mm – <text:span text:style-name="T60">4</text:span></text:p>
            <text:p text:style-name="P11">5mm x 30mm – <text:span text:style-name="T61">2 </text:span></text:p>
            <text:p text:style-name="P12">5mm x 5mm set screws – 6</text:p>
            <text:p text:style-name="P16">6mm x 10mm – <text:span text:style-name="T59">12</text:span></text:p>
            <text:p text:style-name="P13"><text:span text:style-name="T62">6mm x 15mm – </text:span><text:span text:style-name="T61">2</text:span></text:p>
            <text:p text:style-name="P16">6mm x 30mm – 4</text:p>
            <text:p text:style-name="P16">6mm x 50mm – 4</text:p>
            <text:p text:style-name="P14"><text:span text:style-name="T37">M5 x 10mm tapered wood screws – </text:span><text:span text:style-name="T35">48</text:span></text:p>
            <text:p text:style-name="P9">#8 2-inch screws – <text:span text:style-name="T59">4 </text:span></text:p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42">?</text:p>
          </table:table-cell>
          <table:table-cell table:style-name="Table1.D2" office:value-type="string">
            <text:p text:style-name="P43">?</text:p>
          </table:table-cell>
        </table:table-row>
        <table:table-row>
          <table:table-cell table:style-name="Table1.A2" office:value-type="string">
            <text:p text:style-name="P83">M5 x 10mm tapered wood screws (48)</text:p>
          </table:table-cell>
          <table:table-cell table:style-name="Table1.A2" office:value-type="string">
            <text:p text:style-name="P70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A2" office:value-type="string">
            <text:p text:style-name="P83">5</text:p>
          </table:table-cell>
          <table:table-cell table:style-name="Table1.D2" office:value-type="string">
            <text:p text:style-name="P84">$5.45</text:p>
          </table:table-cell>
        </table:table-row>
        <table:table-row>
          <table:table-cell table:style-name="Table1.A2" office:value-type="string">
            <text:p text:style-name="P79">Wood square – 5<text:span text:style-name="T57">5</text:span>0mm x 500mm x 25mm</text:p>
          </table:table-cell>
          <table:table-cell table:style-name="Table1.A2" office:value-type="string">
            <text:p text:style-name="P70"/>
          </table:table-cell>
          <table:table-cell table:style-name="Table1.A2" office:value-type="string">
            <text:p text:style-name="P42"/>
          </table:table-cell>
          <table:table-cell table:style-name="Table1.D2" office:value-type="string">
            <text:p text:style-name="P43"/>
          </table:table-cell>
        </table:table-row>
      </table:table>
      <text:p text:style-name="P86"/>
      <text:p text:style-name="P24">3d printed stuff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7">Items</text:p>
          </table:table-cell>
          <table:table-cell table:style-name="Table4.A1" office:value-type="string">
            <text:p text:style-name="P81"/>
          </table:table-cell>
          <table:table-cell table:style-name="Table4.A1" office:value-type="string">
            <text:p text:style-name="P81">Quantity </text:p>
          </table:table-cell>
          <table:table-cell table:style-name="Table4.D1" office:value-type="string">
            <text:p text:style-name="P81"/>
          </table:table-cell>
        </table:table-row>
        <table:table-row>
          <table:table-cell table:style-name="Table4.A2" office:value-type="string">
            <text:p text:style-name="P39">Tray - 2 sides</text:p>
            <text:p text:style-name="P36">Tray - 3 sides W</text:p>
            <text:p text:style-name="P36">Tray - 3 sides T</text:p>
            <text:p text:style-name="P36">Tray - All sides</text:p>
            <text:p text:style-name="P36"/>
            <text:p text:style-name="P53">Tray stabilizers:</text:p>
            <text:p text:style-name="P53">Tray mount - Middle</text:p>
            <text:p text:style-name="P53">Tray mount - Side</text:p>
            <text:p text:style-name="P53">Tray mount - Corners</text:p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61">24</text:p>
            <text:p text:style-name="P61">6</text:p>
            <text:p text:style-name="P61">4</text:p>
            <text:p text:style-name="P61">1</text:p>
            <text:p text:style-name="P61"/>
            <text:p text:style-name="P61"/>
            <text:p text:style-name="P61">24</text:p>
            <text:p text:style-name="P61">20</text:p>
            <text:p text:style-name="P61">4</text:p>
          </table:table-cell>
          <table:table-cell table:style-name="Table4.D2" office:value-type="string">
            <text:p text:style-name="P61"/>
          </table:table-cell>
        </table:table-row>
        <table:table-row>
          <table:table-cell table:style-name="Table4.A2" office:value-type="string">
            <text:p text:style-name="P4"><text:span text:style-name="T22">X1, X2, X3, X4, Z1, Z2, Z3, Z4, </text:span><text:span text:style-name="T33">Z5, </text:span><text:span text:style-name="T34">Light mount 1 and 2, Power switch case </text:span><text:span text:style-name="T33">(2 pieces)</text:span></text:p>
            <text:p text:style-name="P37">Stabilizer / <text:span text:style-name="T18">Y axis </text:span><text:span text:style-name="T17">traveler</text:span></text:p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2">1 of each</text:p>
            <text:p text:style-name="P63">2 <text:span text:style-name="T53">of each</text:span></text:p>
          </table:table-cell>
          <table:table-cell table:style-name="Table4.D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15">If using the 2020 frame:</text:p>
            <text:p text:style-name="P5">2.5mm spacer</text:p>
            <text:p text:style-name="P5">5mm spacer</text:p>
            <text:p text:style-name="P5"/>
            <text:p text:style-name="P8">OR </text:p>
            <text:p text:style-name="P6"/>
            <text:p text:style-name="P6"><text:soft-page-break/><text:span text:style-name="T56">(M</text:span><text:span text:style-name="T55">6x20x2.5</text:span><text:span text:style-name="T56">mm 5 per lot</text:span><text:span text:style-name="T55">)</text:span></text:p>
          </table:table-cell>
          <table:table-cell table:style-name="Table4.A2" office:value-type="string"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"><text:a xlink:type="simple" xlink:href="https://s.click.aliexpress.com/e/_onpoScr" text:style-name="Internet_20_link" text:visited-style-name="Visited_20_Internet_20_Link"><text:soft-page-break/><text:span text:style-name="T55">https://s.click.aliexpress.com/e/_onpoScr</text:span></text:a></text:p>
          </table:table-cell>
          <table:table-cell table:style-name="Table4.A2" office:value-type="string">
            <text:p text:style-name="P62"/>
            <text:p text:style-name="P78">24</text:p>
            <text:p text:style-name="P78">4</text:p>
            <text:p text:style-name="P78"/>
            <text:p text:style-name="P81"/>
            <text:p text:style-name="P81"/>
            <text:p text:style-name="P81"><text:soft-page-break/>7 lots (Need 32 washers)</text:p>
          </table:table-cell>
          <table:table-cell table:style-name="Table4.D2" office:value-type="string"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><text:soft-page-break/>$14.47</text:p>
          </table:table-cell>
        </table:table-row>
      </table:table>
      <text:p text:style-name="P87"/>
      <text:p text:style-name="P25">Tools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5">Item<text:span text:style-name="T12">s</text:span></text:p>
          </table:table-cell>
          <table:table-cell table:style-name="Table3.A1" office:value-type="string">
            <text:p text:style-name="P105">URL</text:p>
          </table:table-cell>
          <table:table-cell table:style-name="Table3.A1" office:value-type="string">
            <text:p text:style-name="P105">Quantity</text:p>
          </table:table-cell>
          <table:table-cell table:style-name="Table3.D1" office:value-type="string">
            <text:p text:style-name="P105">Current price</text:p>
          </table:table-cell>
        </table:table-row>
        <table:table-row>
          <table:table-cell table:style-name="Table3.A2" office:value-type="string">
            <text:p text:style-name="P50">Volt meter <text:span text:style-name="T50">(optional but </text:span><text:span text:style-name="T54">I </text:span><text:span text:style-name="T50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22">https://s.click.aliexpress.com/e/_olln5Pv</text:span></text:a></text:p>
          </table:table-cell>
          <table:table-cell table:style-name="Table3.A2" office:value-type="string">
            <text:p text:style-name="P50">1</text:p>
          </table:table-cell>
          <table:table-cell table:style-name="Table3.D2" office:value-type="string">
            <text:p text:style-name="P70">$4.42</text:p>
          </table:table-cell>
        </table:table-row>
        <table:table-row>
          <table:table-cell table:style-name="Table3.A2" office:value-type="string">
            <text:p text:style-name="P50">Dupont kit (SN-28B AND 1550PCS)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22">https://s.click.aliexpress.com/e/_oE5I98F</text:span></text:a></text:p>
          </table:table-cell>
          <table:table-cell table:style-name="Table3.A2" office:value-type="string">
            <text:p text:style-name="P50">1</text:p>
          </table:table-cell>
          <table:table-cell table:style-name="Table3.D2" office:value-type="string">
            <text:p text:style-name="P50">$<text:span text:style-name="T50">25.10</text:span></text:p>
          </table:table-cell>
        </table:table-row>
        <table:table-row>
          <table:table-cell table:style-name="Table3.A2" office:value-type="string">
            <text:p text:style-name="P107"><text:span text:style-name="T38">Metric Allen wrenches </text:span><text:span text:style-name="T39">(</text:span>11Pcs Metric short<text:span text:style-name="T51">)</text:span></text:p>
          </table:table-cell>
          <table:table-cell table:style-name="Table3.A2" office:value-type="string">
            <text:p text:style-name="P29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26">1</text:p>
          </table:table-cell>
          <table:table-cell table:style-name="Table3.D2" office:value-type="string">
            <text:p text:style-name="P99">$3.42</text:p>
          </table:table-cell>
        </table:table-row>
        <table:table-row>
          <table:table-cell table:style-name="Table3.A2" office:value-type="string">
            <text:p text:style-name="P58">Small screwdriver kit</text:p>
          </table:table-cell>
          <table:table-cell table:style-name="Table3.A2" office:value-type="string">
            <text:p text:style-name="P29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26">1</text:p>
          </table:table-cell>
          <table:table-cell table:style-name="Table3.D2" office:value-type="string">
            <text:p text:style-name="P99">$3.83</text:p>
          </table:table-cell>
        </table:table-row>
        <table:table-row>
          <table:table-cell table:style-name="Table3.A2" office:value-type="string">
            <text:p text:style-name="P26">Pliers</text:p>
          </table:table-cell>
          <table:table-cell table:style-name="Table3.A2" office:value-type="string">
            <text:p text:style-name="P29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26">1</text:p>
          </table:table-cell>
          <table:table-cell table:style-name="Table3.D2" office:value-type="string">
            <text:p text:style-name="P100">$9.28</text:p>
          </table:table-cell>
        </table:table-row>
        <table:table-row>
          <table:table-cell table:style-name="Table3.A2" office:value-type="string">
            <text:p text:style-name="P100">Mini hammer (You don’t need a big smashy smashy hammer)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6">1</text:p>
          </table:table-cell>
          <table:table-cell table:style-name="Table3.D2" office:value-type="string">
            <text:p text:style-name="P100"/>
          </table:table-cell>
        </table:table-row>
        <table:table-row>
          <table:table-cell table:style-name="Table3.A2" office:value-type="string">
            <text:p text:style-name="P103">Drill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103">1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103">Drill bit set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103">1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104">6mm tap</text:p>
          </table:table-cell>
          <table:table-cell table:style-name="Table3.A2" office:value-type="string">
            <text:p text:style-name="P104">Probably best to not buy from <text:span text:style-name="T63">A</text:span>liexpress on this, get one local and high quality. You don’t want a cheap one to snap in the frame -_-</text:p>
          </table:table-cell>
          <table:table-cell table:style-name="Table3.A2" office:value-type="string">
            <text:p text:style-name="P103"/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6">Small piece of wood (2” square ish) <text:span text:style-name="T20">for TAPPING bearings into 3d prints instead of hammering the bearing directly</text:span>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6">1</text:p>
          </table:table-cell>
          <table:table-cell table:style-name="Table3.D2" office:value-type="string">
            <text:p text:style-name="P29"/>
          </table:table-cell>
        </table:table-row>
      </table:table>
      <text:p text:style-name="Standard"><text:span text:style-name="T24"><text:line-break/></text:span><text:span text:style-name="Source_20_Text"><text:span text:style-name="T30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30">https://www.patreon.com/KairiCollections</text:span></text:span></text:a></text:p>
      <text:p text:style-name="P92"><text:span text:style-name="Source_20_Text"><text:span text:style-name="T30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30">https://www.buymeacoffee.com/KairiCollections</text:span></text:span></text:a></text:p>
      <text:p text:style-name="P91"><text:span text:style-name="Source_20_Text"><text:span text:style-name="T30">Ko-fi - </text:span></text:span><text:a xlink:type="simple" xlink:href="http://ko-fi.com/kairiskyewillow" text:style-name="Internet_20_link" text:visited-style-name="Visited_20_Internet_20_Link"><text:span text:style-name="Source_20_Text"><text:span text:style-name="T30">http://ko-fi.com/kairiskyewillow</text:span></text:span></text:a><text:span text:style-name="Source_20_Text"><text:span text:style-name="T30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20T19:12:22.734000000</dc:date>
    <meta:editing-duration>PT10H23M55S</meta:editing-duration>
    <meta:editing-cycles>62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61" meta:word-count="827" meta:character-count="5618" meta:non-whitespace-character-count="5028"/>
  </office:meta>
</office:document-meta>
</file>